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1" style:list-style-name=""/>
    <style:style style:name="P3" style:family="paragraph" style:parent-style-name="Numbering_20_1">
      <style:paragraph-properties fo:break-before="page"/>
    </style:style>
    <style:style style:name="P4" style:family="paragraph" style:parent-style-name="Numbering_20_2">
      <style:text-properties fo:color="#0066b3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quitectures de protocols: el model OSI</text:h>
      <text:h text:style-name="Heading_20_1" text:outline-level="1">Test</text:h>
      <text:list xml:id="list1602207796" text:style-name="Numbering_20_1">
        <text:list-item>
          <text:p text:style-name="Numbering_20_1">Per què no s'utilitza el model OSI?</text:p>
        </text:list-item>
      </text:list>
      <text:list xml:id="list1231498305" text:style-name="Numbering_20_2">
        <text:list-item>
          <text:p text:style-name="Numbering_20_2">La complexitat del model, innecessària en molts casos.</text:p>
        </text:list-item>
        <text:list-item>
          <text:p text:style-name="Numbering_20_2">La complexitat de les normes desenvolupades a partir del model.</text:p>
        </text:list-item>
        <text:list-item>
          <text:p text:style-name="Numbering_20_2">L'impuls del model Internet i la simplicitat dels seus estàndards.</text:p>
        </text:list-item>
        <text:list-item>
          <text:p text:style-name="P4">Totes les respostes anteriors són correctes.</text:p>
        </text:list-item>
      </text:list>
      <text:list xml:id="list133028103898021" text:continue-list="list1602207796" text:style-name="Numbering_20_1">
        <text:list-item>
          <text:p text:style-name="Numbering_20_1">Quin es l'ordre correcte dels nivells del model OSI?</text:p>
        </text:list-item>
      </text:list>
      <text:list xml:id="list133026513321334" text:continue-list="list1231498305" text:style-name="Numbering_20_2">
        <text:list-item text:start-value="1">
          <text:p text:style-name="P4">Físic, Enllaç, Xarxa, Transport, Sessió, Presentació i Aplicació.</text:p>
        </text:list-item>
        <text:list-item>
          <text:p text:style-name="Numbering_20_2">Enllaç, Transport, Xarxa, Físic, Sessió, Presentació i Aplicació.</text:p>
        </text:list-item>
        <text:list-item>
          <text:p text:style-name="Numbering_20_2">Físic, Xarxa, Enllaç, Sessió, Transport, Presentació i Aplicació.</text:p>
        </text:list-item>
        <text:list-item>
          <text:p text:style-name="Numbering_20_2">Físic, Xarxa, Transport, Enllaç, Sessió, Presentació i Aplicació.</text:p>
        </text:list-item>
      </text:list>
      <text:list xml:id="list133026806598642" text:continue-list="list133028103898021" text:style-name="Numbering_20_1">
        <text:list-item>
          <text:p text:style-name="Numbering_20_1">En quantes direccions es comuniquen els nivells?</text:p>
        </text:list-item>
      </text:list>
      <text:list xml:id="list133028146242103" text:continue-list="list133026513321334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P4">2</text:p>
        </text:list-item>
        <text:list-item>
          <text:p text:style-name="Numbering_20_2">Cap.</text:p>
        </text:list-item>
      </text:list>
      <text:list xml:id="list133027639167088" text:continue-list="list133026806598642" text:style-name="Numbering_20_1">
        <text:list-item>
          <text:p text:style-name="Numbering_20_1">Quan es dóna la comunicació horitzontal?</text:p>
        </text:list-item>
      </text:list>
      <text:list xml:id="list133028130830152" text:continue-list="list133028146242103" text:style-name="Numbering_20_2">
        <text:list-item text:start-value="1">
          <text:p text:style-name="Numbering_20_2">Només es dóna entre nivells no adjacents.</text:p>
        </text:list-item>
        <text:list-item>
          <text:p text:style-name="Numbering_20_2">Només es dóna entre nivells adjacents d'un mateix sistema.</text:p>
        </text:list-item>
        <text:list-item>
          <text:p text:style-name="Numbering_20_2">No es dóna mai.</text:p>
        </text:list-item>
        <text:list-item>
          <text:p text:style-name="Numbering_20_2">Només es dóna entre nivells homònims.</text:p>
        </text:list-item>
      </text:list>
      <text:list xml:id="list133026631865165" text:continue-list="list133027639167088" text:style-name="Numbering_20_1">
        <text:list-item>
          <text:p text:style-name="Numbering_20_1">Quan parlem del servei de nivell 3 volem dir que:</text:p>
        </text:list-item>
      </text:list>
      <text:list xml:id="list133027704279671" text:continue-list="list133028130830152" text:style-name="Numbering_20_2">
        <text:list-item text:start-value="1">
          <text:p text:style-name="Numbering_20_2">L'entitat del nivell 2 proporciona el servei i l'entitat del nivell 3 l'utilitza.</text:p>
        </text:list-item>
        <text:list-item>
          <text:p text:style-name="Numbering_20_2">L'entitat del nivell 3 proporciona el servei i l'entitat del nivell 4 l'utilitza.</text:p>
        </text:list-item>
        <text:list-item>
          <text:p text:style-name="Numbering_20_2">L'entitat de nivell 4 proporciona el servei i l'entitat del nivell 3 l'utilitza.</text:p>
        </text:list-item>
        <text:list-item>
          <text:p text:style-name="Numbering_20_2">Cap de les respostes anteriors és correcta.</text:p>
        </text:list-item>
      </text:list>
      <text:list xml:id="list133026957005481" text:continue-list="list133026631865165" text:style-name="Numbering_20_1">
        <text:list-item>
          <text:p text:style-name="Numbering_20_1">Què entens per servei?</text:p>
        </text:list-item>
      </text:list>
      <text:list xml:id="list133027928242228" text:continue-list="list133027704279671" text:style-name="Numbering_20_2">
        <text:list-item text:start-value="1">
          <text:p text:style-name="Numbering_20_2">Per servei entenem la comunicació que es produeix dins d’una mateixa màquina i, per tant, dins d’un únic àmbit de responsabilitat.</text:p>
        </text:list-item>
        <text:list-item>
          <text:p text:style-name="Numbering_20_2">Per servei entenem <text:s/>un sistema electrònic i/o informàtic, ubicat dins d’un nivell del model OSI, que, en combinació amb les altres entitats del mateix nivell situades en altres sistemes, formen un tot.</text:p>
        </text:list-item>
        <text:list-item>
          <text:p text:style-name="Numbering_20_2">Per servei entenem la recepció d’una seqüència de bits en un moment inesperat o d’una longitud incorrecta, o en una disposició imprevista.</text:p>
        </text:list-item>
        <text:list-item>
          <text:p text:style-name="Numbering_20_2">Per servei entenem un sistema distribuït.</text:p>
        </text:list-item>
      </text:list>
      <text:list xml:id="list133027592516966" text:continue-list="list133026957005481" text:style-name="Numbering_20_1">
        <text:list-item>
          <text:p text:style-name="Numbering_20_1">Què pretenen els protocols?</text:p>
        </text:list-item>
      </text:list>
      <text:list xml:id="list133027491617948" text:continue-list="list133027928242228" text:style-name="Numbering_20_2">
        <text:list-item text:start-value="1">
          <text:p text:style-name="Numbering_20_2">Intercomunicació de servidors.</text:p>
        </text:list-item>
        <text:list-item>
          <text:p text:style-name="P4">Intercomunicació de serveis.</text:p>
        </text:list-item>
        <text:list-item>
          <text:p text:style-name="Numbering_20_2">Intercomunicació per P2P.</text:p>
        </text:list-item>
        <text:list-item>
          <text:p text:style-name="Numbering_20_2">Intercomunicació d'entitats situades en màquines diferents.</text:p>
        </text:list-item>
      </text:list>
      <text:list xml:id="list133027152645165" text:continue-list="list133027592516966" text:style-name="Numbering_20_1">
        <text:list-item>
          <text:p text:style-name="P3">En terminologia OSI es sol dir que:</text:p>
        </text:list-item>
      </text:list>
      <text:list xml:id="list133027938007290" text:continue-list="list133027491617948" text:style-name="Numbering_20_2">
        <text:list-item text:start-value="1">
          <text:p text:style-name="Numbering_20_2">Els serveis no es descriuen, sinó que s'especifiquen</text:p>
        </text:list-item>
        <text:list-item>
          <text:p text:style-name="Numbering_20_2">Els serveis ni es descriuen ni s' especifiquen</text:p>
        </text:list-item>
        <text:list-item>
          <text:p text:style-name="Numbering_20_2">Els serveis no s'especifiquen sinó que es descriuen</text:p>
        </text:list-item>
        <text:list-item>
          <text:p text:style-name="Numbering_20_2">Els serveis s'especifiquen i es descriuen</text:p>
        </text:list-item>
      </text:list>
      <text:list xml:id="list133028120557817" text:continue-list="list133027152645165" text:style-name="Numbering_20_1">
        <text:list-item>
          <text:p text:style-name="Numbering_20_1">Quina relació hi ha entre els protocols i els nivells?</text:p>
        </text:list-item>
      </text:list>
      <text:list xml:id="list133027161015626" text:continue-list="list133027938007290" text:style-name="Numbering_20_2">
        <text:list-item text:start-value="1">
          <text:p text:style-name="Numbering_20_2">Hi ha més nivells que protocols.</text:p>
        </text:list-item>
        <text:list-item>
          <text:p text:style-name="Numbering_20_2">Hi ha el mateix número de nivells que de protocols.</text:p>
        </text:list-item>
        <text:list-item>
          <text:p text:style-name="Numbering_20_2">Hi ha més protocols que nivells.</text:p>
        </text:list-item>
        <text:list-item>
          <text:p text:style-name="Numbering_20_2">No tenen cap relació.</text:p>
        </text:list-item>
      </text:list>
      <text:list xml:id="list133026524065729" text:continue-list="list133028120557817" text:style-name="Numbering_20_1">
        <text:list-item>
          <text:p text:style-name="Numbering_20_1">Quan es detecta un error al nivell físic que fa internament la capa?</text:p>
        </text:list-item>
      </text:list>
      <text:list xml:id="list133027048920411" text:continue-list="list133027161015626" text:style-name="Numbering_20_2">
        <text:list-item text:start-value="1">
          <text:p text:style-name="Numbering_20_2">Repara l'error i envia el paquet al següent nivell sense problemes.</text:p>
        </text:list-item>
        <text:list-item>
          <text:p text:style-name="Numbering_20_2">És incapaç de reconèixer l'error i es perd el paquet.</text:p>
        </text:list-item>
        <text:list-item>
          <text:p text:style-name="Numbering_20_2">Assumeix una probabilitat d'error i encarrega al nivell superior la correcció.</text:p>
        </text:list-item>
        <text:list-item>
          <text:p text:style-name="Numbering_20_2">Reconeix l'error, destrueix el paquet i avisa l'usuari que revisi el paquet i el torni a enviar.</text:p>
        </text:list-item>
      </text:list>
      <text:list xml:id="list133026520376357" text:continue-list="list133026524065729" text:style-name="Numbering_20_1">
        <text:list-item>
          <text:p text:style-name="Numbering_20_1">Els medis de transmissió tenen una capacitat de transmissió delimitada i l'electrònica que utilitzem per dur a terme les transmissions pot millorar la velocitat de transmissió, però no superar aquest límit. Com ve determinada aquesta limitació?</text:p>
        </text:list-item>
      </text:list>
      <text:list xml:id="list133027674117827" text:continue-list="list133027048920411" text:style-name="Numbering_20_2">
        <text:list-item text:start-value="1">
          <text:p text:style-name="Numbering_20_2">Per l'ample de banda.</text:p>
        </text:list-item>
        <text:list-item>
          <text:p text:style-name="Numbering_20_2">Per l'amplada de l'espectre elèctric.</text:p>
        </text:list-item>
        <text:list-item>
          <text:p text:style-name="Numbering_20_2">Per la impossibilitat pràctica de rebre el senyal lliure de qualsevol interferència.</text:p>
        </text:list-item>
        <text:list-item>
          <text:p text:style-name="Numbering_20_2">Totes les respostes anteriors són correctes.</text:p>
        </text:list-item>
      </text:list>
      <text:list xml:id="list133026493328271" text:continue-list="list133026520376357" text:style-name="Numbering_20_1">
        <text:list-item>
          <text:p text:style-name="Numbering_20_1">El nivell físic s'encarrega de...</text:p>
        </text:list-item>
      </text:list>
      <text:list xml:id="list133028169733706" text:continue-list="list133027674117827" text:style-name="Numbering_20_2">
        <text:list-item text:start-value="1">
          <text:p text:style-name="Numbering_20_2">Les tasques de transmissió física dels senyals elèctrics (o electromagnètics) entre els diferents sistemes. </text:p>
        </text:list-item>
        <text:list-item>
          <text:p text:style-name="Numbering_20_2">El programari, algorismes i protocols. </text:p>
        </text:list-item>
        <text:list-item>
          <text:p text:style-name="Numbering_20_2">Les tasques de transmissió física dels senyals de transmissió i recepció.</text:p>
        </text:list-item>
        <text:list-item>
          <text:p text:style-name="Numbering_20_2">Les tasques de transmissió física dels senyals elèctrics (o electromagnètics) en un mateix sistema. </text:p>
        </text:list-item>
      </text:list>
      <text:list xml:id="list133026537275982" text:continue-list="list133026493328271" text:style-name="Numbering_20_1">
        <text:list-item>
          <text:p text:style-name="Numbering_20_1">Les limitacions del nivell físic n’imposen d’altres a la resta del sistema:</text:p>
        </text:list-item>
      </text:list>
      <text:list xml:id="list133027557314490" text:continue-list="list133028169733706" text:style-name="Numbering_20_2">
        <text:list-item text:start-value="1">
          <text:p text:style-name="Numbering_20_2">D’una banda, limiten la velocitat de transmissió <text:s/>i, de l’altra, fan aparèixer una probabilitat d’error.</text:p>
        </text:list-item>
        <text:list-item>
          <text:p text:style-name="Numbering_20_2">D’una banda, limiten la velocitat de transmissió <text:s/>i, de l’altra, imposen un límit superior.</text:p>
        </text:list-item>
        <text:list-item>
          <text:p text:style-name="Numbering_20_2">D’una banda, fan aparèixer una probabilitat d’error i, de l’altra, limiten la possibilitat pràctica de rebre el senyal amb interferències.</text:p>
        </text:list-item>
        <text:list-item>
          <text:p text:style-name="Numbering_20_2">Limiten al 30% les funcions del nivell d'enllaç.</text:p>
        </text:list-item>
      </text:list>
      <text:list xml:id="list133028082935056" text:continue-list="list133026537275982" text:style-name="Numbering_20_1">
        <text:list-item>
          <text:p text:style-name="Numbering_20_1">En quin tipus d'estructura s'agrupen els bits a la capa d'enllaç?</text:p>
        </text:list-item>
      </text:list>
      <text:list xml:id="list133027315983811" text:continue-list="list133027557314490" text:style-name="Numbering_20_2">
        <text:list-item text:start-value="1">
          <text:p text:style-name="Numbering_20_2">En bytes.</text:p>
        </text:list-item>
        <text:list-item>
          <text:p text:style-name="Numbering_20_2">En datagrames.</text:p>
        </text:list-item>
        <text:list-item>
          <text:p text:style-name="Numbering_20_2">En trames.</text:p>
        </text:list-item>
        <text:list-item>
          <text:p text:style-name="Numbering_20_2">En paquets de 32 bits.</text:p>
        </text:list-item>
      </text:list>
      <text:p text:style-name="P2"/>
      <text:list xml:id="list133028019484652" text:continue-list="list133028082935056" text:style-name="Numbering_20_1">
        <text:list-item>
          <text:p text:style-name="P3">Quines tasques duu a terme el nivell d'enllaç?</text:p>
        </text:list-item>
      </text:list>
      <text:list xml:id="list133027705100909" text:continue-list="list133027315983811" text:style-name="Numbering_20_2">
        <text:list-item text:start-value="1">
          <text:p text:style-name="Numbering_20_2">Permet una connexió fiable sobre qualsevol tipus de xarxa.</text:p>
        </text:list-item>
        <text:list-item>
          <text:p text:style-name="Numbering_20_2">Control d'errors i de flux.</text:p>
        </text:list-item>
        <text:list-item>
          <text:p text:style-name="Numbering_20_2">Filtrar i organitzar els bits.</text:p>
        </text:list-item>
        <text:list-item>
          <text:p text:style-name="Numbering_20_2">Organitzar les trames.</text:p>
        </text:list-item>
      </text:list>
      <text:list xml:id="list133028564424422" text:continue-list="list133028019484652" text:style-name="Numbering_20_1">
        <text:list-item>
          <text:p text:style-name="Numbering_20_1">Què és la detecció d'errors?</text:p>
        </text:list-item>
      </text:list>
      <text:list xml:id="list133028483450788" text:continue-list="list133027705100909" text:style-name="Numbering_20_2">
        <text:list-item text:start-value="1">
          <text:p text:style-name="Numbering_20_2">Control dels paquets de 32 bits de l'estructura de la capa.</text:p>
        </text:list-item>
        <text:list-item>
          <text:p text:style-name="Numbering_20_2">Delimitació i estructuració dels paquets.</text:p>
        </text:list-item>
        <text:list-item>
          <text:p text:style-name="Numbering_20_2">Els caràcters a comprovar s'agrupen en files i columnes en aquest procés.</text:p>
        </text:list-item>
        <text:list-item>
          <text:p text:style-name="Numbering_20_2">Addició de bits redundants i la seva comparació en la recepció.</text:p>
        </text:list-item>
      </text:list>
      <text:list xml:id="list133027767864008" text:continue-list="list133028564424422" text:style-name="Numbering_20_1">
        <text:list-item>
          <text:p text:style-name="Numbering_20_1">El control de flux fa que:</text:p>
        </text:list-item>
      </text:list>
      <text:list xml:id="list133028214115249" text:continue-list="list133028483450788" text:style-name="Numbering_20_2">
        <text:list-item text:start-value="1">
          <text:p text:style-name="Numbering_20_2">El transmissor envii trames molt curtes per tal de detectar millor els errors.</text:p>
        </text:list-item>
        <text:list-item>
          <text:p text:style-name="Numbering_20_2">El receptor envii al transmissor un senyal que indica que ha rebut les trames correctament</text:p>
        </text:list-item>
        <text:list-item>
          <text:p text:style-name="Numbering_20_2">El receptor notifiqui al transmissor que pari la transmissió momentàniament.</text:p>
        </text:list-item>
        <text:list-item>
          <text:p text:style-name="Numbering_20_2">La transmissió es produeixi en un temps determinat.</text:p>
        </text:list-item>
      </text:list>
      <text:list xml:id="list133028394154258" text:continue-list="list133027767864008" text:style-name="Numbering_20_1">
        <text:list-item>
          <text:p text:style-name="Numbering_20_1">Si només tenim el nivell d'enllaç, podem connectar dues màquines que estan en diferents xarxes?</text:p>
        </text:list-item>
      </text:list>
      <text:list xml:id="list133028214181743" text:continue-list="list133028214115249" text:style-name="Numbering_20_2">
        <text:list-item text:start-value="1">
          <text:p text:style-name="Numbering_20_2">Sí, si es connecten amb cable creuat.</text:p>
        </text:list-item>
        <text:list-item>
          <text:p text:style-name="Numbering_20_2">Sí, perquè només estem connectant dues màquines. </text:p>
        </text:list-item>
        <text:list-item>
          <text:p text:style-name="Numbering_20_2">Es poden connectar totes les màquines que es desitgi sempre i quan no s'esgotin les IP's.</text:p>
        </text:list-item>
        <text:list-item>
          <text:p text:style-name="Numbering_20_2">No, només es poden connectar les màquines que estan a la mateixa xarxa.</text:p>
        </text:list-item>
      </text:list>
      <text:list xml:id="list133027086212775" text:continue-list="list133028394154258" text:style-name="Numbering_20_1">
        <text:list-item>
          <text:p text:style-name="Numbering_20_1">Una xarxa que funcioni en mode circuit virtual permet:</text:p>
        </text:list-item>
      </text:list>
      <text:list xml:id="list133028545633796" text:continue-list="list133028214181743" text:style-name="Numbering_20_2">
        <text:list-item text:start-value="1">
          <text:p text:style-name="Numbering_20_2">Garantir el lliurament de paquets al destinatari.</text:p>
        </text:list-item>
        <text:list-item>
          <text:p text:style-name="Numbering_20_2">Agrupar els paquets relacionats.</text:p>
        </text:list-item>
        <text:list-item>
          <text:p text:style-name="Numbering_20_2">Evitar problemes d'ordre, duplicació, o pèrdua.</text:p>
        </text:list-item>
        <text:list-item>
          <text:p text:style-name="Numbering_20_2">Totes les anteriors son correctes.</text:p>
        </text:list-item>
      </text:list>
      <text:list xml:id="list133027639555091" text:continue-list="list133027086212775" text:style-name="Numbering_20_1">
        <text:list-item>
          <text:p text:style-name="Numbering_20_1">Quin o quins son els tipus de xarxes de commutació de paquets?</text:p>
        </text:list-item>
      </text:list>
      <text:list xml:id="list133028158696504" text:continue-list="list133028545633796" text:style-name="Numbering_20_2">
        <text:list-item text:start-value="1">
          <text:p text:style-name="Numbering_20_2">Xarxes que funcionen en mode datagrama i Xarxes que funcionen en mode circuit virtual.</text:p>
        </text:list-item>
        <text:list-item>
          <text:p text:style-name="Numbering_20_2">Xarxes que funcionen en mode datagrama. </text:p>
        </text:list-item>
        <text:list-item>
          <text:p text:style-name="Numbering_20_2">Xarxes que funcionen en mode circuit virtual.</text:p>
        </text:list-item>
        <text:list-item>
          <text:p text:style-name="Numbering_20_2">Cap de les anteriors es correcta.</text:p>
        </text:list-item>
      </text:list>
      <text:list xml:id="list133028365275370" text:continue-list="list133027639555091" text:style-name="Numbering_20_1">
        <text:list-item>
          <text:p text:style-name="Numbering_20_1">De què s'encarrega el nivell de xarxa?</text:p>
        </text:list-item>
      </text:list>
      <text:list xml:id="list133028290614344" text:continue-list="list133028158696504" text:style-name="Numbering_20_2">
        <text:list-item text:start-value="1">
          <text:p text:style-name="Numbering_20_2">Transportar paquets des de l'origen fins al destí. </text:p>
        </text:list-item>
        <text:list-item>
          <text:p text:style-name="Numbering_20_2">Només connecta màquines situades a la mateixa xarxa.</text:p>
        </text:list-item>
        <text:list-item>
          <text:p text:style-name="Numbering_20_2">Garanteix que els bits enviats són rebuts pel destinatari.</text:p>
        </text:list-item>
        <text:list-item>
          <text:p text:style-name="Numbering_20_2">S’encarrega de les tasques de transmissió física dels senyals elèctrics.</text:p>
        </text:list-item>
      </text:list>
      <text:list xml:id="list133028070723368" text:continue-list="list133028365275370" text:style-name="Numbering_20_1">
        <text:list-item>
          <text:p text:style-name="Numbering_20_1">L'assignació de direccions i direccionament són tasques de la capa:</text:p>
        </text:list-item>
      </text:list>
      <text:list xml:id="list133027350512350" text:continue-list="list133028290614344" text:style-name="Numbering_20_2">
        <text:list-item text:start-value="1">
          <text:p text:style-name="Numbering_20_2">1</text:p>
        </text:list-item>
        <text:list-item>
          <text:p text:style-name="Numbering_20_2">2</text:p>
        </text:list-item>
        <text:list-item>
          <text:p text:style-name="Numbering_20_2">3</text:p>
        </text:list-item>
        <text:list-item>
          <text:p text:style-name="Numbering_20_2">4</text:p>
        </text:list-item>
      </text:list>
      <text:list xml:id="list133027141526621" text:continue-list="list133028070723368" text:style-name="Numbering_20_1">
        <text:list-item>
          <text:p text:style-name="Numbering_20_1"><text:soft-page-break/>Quin tipus de xarxa de commutació és més fiable?</text:p>
        </text:list-item>
      </text:list>
      <text:list xml:id="list133027103229303" text:continue-list="list133027350512350" text:style-name="Numbering_20_2">
        <text:list-item text:start-value="1">
          <text:p text:style-name="Numbering_20_2">Les xarxes que funcionen en mode datagrama.</text:p>
        </text:list-item>
        <text:list-item>
          <text:p text:style-name="Numbering_20_2">Les xarxes que funcionen en mode circuït virtual.</text:p>
        </text:list-item>
        <text:list-item>
          <text:p text:style-name="Numbering_20_2">Les dues són igual de fiables.</text:p>
        </text:list-item>
        <text:list-item>
          <text:p text:style-name="Numbering_20_2">Cap de les dues és fiable.</text:p>
        </text:list-item>
      </text:list>
      <text:list xml:id="list133027171220668" text:continue-list="list133027141526621" text:style-name="Numbering_20_1">
        <text:list-item>
          <text:p text:style-name="Numbering_20_1">El direccionament ens permet:</text:p>
        </text:list-item>
      </text:list>
      <text:list xml:id="list133027669216001" text:continue-list="list133027103229303" text:style-name="Numbering_20_2">
        <text:list-item text:start-value="1">
          <text:p text:style-name="Numbering_20_2">Conduir la informació des de l'origen fins al destí, encriptant les dades.</text:p>
        </text:list-item>
        <text:list-item>
          <text:p text:style-name="Numbering_20_2">Conduir la informació des de l'origen fins al destí, minimitzant el trajecte.</text:p>
        </text:list-item>
        <text:list-item>
          <text:p text:style-name="Numbering_20_2">Conduir la informació des de l'origen fins al destí, controlant l'itinerari recorregut.</text:p>
        </text:list-item>
        <text:list-item>
          <text:p text:style-name="Numbering_20_2">Conduir la informació des de l'origen fins al <text:span text:style-name="T1">router</text:span> més proper al destí.</text:p>
        </text:list-item>
      </text:list>
      <text:list xml:id="list133027461461097" text:continue-list="list133027171220668" text:style-name="Numbering_20_1">
        <text:list-item>
          <text:p text:style-name="Numbering_20_1">En una xarxa que funcioni en forma datagrama, qui garanteix l'entrega correcta i completa de la informació?</text:p>
        </text:list-item>
      </text:list>
      <text:list xml:id="list133028218572039" text:continue-list="list133027669216001" text:style-name="Numbering_20_2">
        <text:list-item text:start-value="1">
          <text:p text:style-name="Numbering_20_2">La mateixa xarxa.</text:p>
        </text:list-item>
        <text:list-item>
          <text:p text:style-name="Numbering_20_2">El nivell de xarxa.</text:p>
        </text:list-item>
        <text:list-item>
          <text:p text:style-name="Numbering_20_2">El nivell d'enllaç.</text:p>
        </text:list-item>
        <text:list-item>
          <text:p text:style-name="Numbering_20_2">Els nivells superiors.</text:p>
        </text:list-item>
      </text:list>
      <text:list xml:id="list133027638460120" text:continue-list="list133027461461097" text:style-name="Numbering_20_1">
        <text:list-item>
          <text:p text:style-name="Numbering_20_1">Què permet el nivell de transport?</text:p>
        </text:list-item>
      </text:list>
      <text:list xml:id="list133027373752811" text:continue-list="list133028218572039" text:style-name="Numbering_20_2">
        <text:list-item text:start-value="1">
          <text:p text:style-name="Numbering_20_2">Que hi pugui haver més de dues màquines involucrades en les interconnexions.</text:p>
        </text:list-item>
        <text:list-item>
          <text:p text:style-name="Numbering_20_2">Una connexió fiable sobre qualsevol tipus de xarxa.</text:p>
        </text:list-item>
        <text:list-item>
          <text:p text:style-name="Numbering_20_2">Gestionar l'encriptació dels paquets transportats per la xarxa.</text:p>
        </text:list-item>
        <text:list-item>
          <text:p text:style-name="Numbering_20_2">Controlar la seguretat en la recepció de dades. </text:p>
        </text:list-item>
      </text:list>
      <text:list xml:id="list133026589910939" text:continue-list="list133027638460120" text:style-name="Numbering_20_1">
        <text:list-item>
          <text:p text:style-name="Numbering_20_1">Quina es la funció principal del nivell de transport?</text:p>
        </text:list-item>
      </text:list>
      <text:list xml:id="list133027778294885" text:continue-list="list133027373752811" text:style-name="Numbering_20_2">
        <text:list-item text:start-value="1">
          <text:p text:style-name="Numbering_20_2">Mostrar la qualitat de transmissió entre els terminals que utilitzen la xarxa.</text:p>
        </text:list-item>
        <text:list-item>
          <text:p text:style-name="Numbering_20_2">Aconseguir que les diferents plataformes es puguin entendre en connectar-se per mitjà d’una mateixa xarxa.</text:p>
        </text:list-item>
        <text:list-item>
          <text:p text:style-name="Numbering_20_2">Assegurar la qualitat de transmissió entre els terminals que utilitzen la xarxa.</text:p>
        </text:list-item>
        <text:list-item>
          <text:p text:style-name="Numbering_20_2">Permetre que els paquets viatgin per la xarxa des d’una estació terminal a una altra.</text:p>
        </text:list-item>
      </text:list>
      <text:list xml:id="list133027783769342" text:continue-list="list133026589910939" text:style-name="Numbering_20_1">
        <text:list-item>
          <text:p text:style-name="Numbering_20_1">Quina funció no realitza el nivell de sessió?</text:p>
        </text:list-item>
      </text:list>
      <text:list xml:id="list133026761885649" text:continue-list="list133027778294885" text:style-name="Numbering_20_2">
        <text:list-item text:start-value="1">
          <text:p text:style-name="Numbering_20_2">Gestionar les connexions de llarga durada.</text:p>
        </text:list-item>
        <text:list-item>
          <text:p text:style-name="Numbering_20_2">Recuperar-se de caigudes de xarxa de manera transparent.</text:p>
        </text:list-item>
        <text:list-item>
          <text:p text:style-name="Numbering_20_2">Recuperació de la IP donada pel servei DHCP.</text:p>
        </text:list-item>
        <text:list-item>
          <text:p text:style-name="Numbering_20_2">Gestionar els protocols de sincronia entre aplicacions.</text:p>
        </text:list-item>
      </text:list>
      <text:list xml:id="list133027199100223" text:continue-list="list133027783769342" text:style-name="Numbering_20_1">
        <text:list-item>
          <text:p text:style-name="Numbering_20_1">De què s'encarrega el nivell de presentació?</text:p>
        </text:list-item>
      </text:list>
      <text:list xml:id="list133028610581327" text:continue-list="list133026761885649" text:style-name="Numbering_20_2">
        <text:list-item text:start-value="1">
          <text:p text:style-name="Numbering_20_2">De que les plataformes s'entenguin per mitjà d'una xarxa diferent.</text:p>
        </text:list-item>
        <text:list-item>
          <text:p text:style-name="Numbering_20_2">De que les diferents plataformes s'entenguin mitjançant una mateixa xarxa.</text:p>
        </text:list-item>
        <text:list-item>
          <text:p text:style-name="Numbering_20_2">De comprimir les diferents informacions i descodificar-les.</text:p>
        </text:list-item>
        <text:list-item>
          <text:p text:style-name="Numbering_20_2">Per trobar servidors a una xarxa diferent.</text:p>
        </text:list-item>
      </text:list>
      <text:list xml:id="list133028075128217" text:continue-list="list133027199100223" text:style-name="Numbering_20_1">
        <text:list-item>
          <text:p text:style-name="Numbering_20_1">Quina capa precedeix les altres?</text:p>
        </text:list-item>
      </text:list>
      <text:list xml:id="list133028248243998" text:continue-list="list133028610581327" text:style-name="Numbering_20_2">
        <text:list-item text:start-value="1">
          <text:p text:style-name="Numbering_20_2">Aplicació</text:p>
        </text:list-item>
        <text:list-item>
          <text:p text:style-name="Numbering_20_2">Sessió</text:p>
        </text:list-item>
        <text:list-item>
          <text:p text:style-name="Numbering_20_2">Presentació</text:p>
        </text:list-item>
        <text:list-item>
          <text:p text:style-name="Numbering_20_2">Cap de les tres són capes</text:p>
        </text:list-item>
      </text:list>
      <text:p text:style-name="P2"/>
      <text:list xml:id="list133027945677217" text:continue-list="list133028075128217" text:style-name="Numbering_20_1">
        <text:list-item>
          <text:p text:style-name="P3">El nivell d'aplicació:</text:p>
        </text:list-item>
      </text:list>
      <text:list xml:id="list133028064739675" text:continue-list="list133028248243998" text:style-name="Numbering_20_2">
        <text:list-item text:start-value="1">
          <text:p text:style-name="Numbering_20_2">Assegura la qualitat de transmissió entre els terminals que utilitzen la xarxa.</text:p>
        </text:list-item>
        <text:list-item>
          <text:p text:style-name="Numbering_20_2">Assigna adreces, decideix quin dels múltiples terminals és el destinatari final de cada paquet.</text:p>
        </text:list-item>
        <text:list-item>
          <text:p text:style-name="Numbering_20_2">Hi resideixen els programes. Trobem servidors, clients que hi accedeixen, aplicacions que treballen segons un model simètric,...</text:p>
        </text:list-item>
        <text:list-item>
          <text:p text:style-name="Numbering_20_2">Permet que hi pugui haver més de dues màquines involucrades en les interconnexions.</text:p>
        </text:list-item>
      </text:list>
      <text:list xml:id="list133026985646772" text:continue-list="list133027945677217" text:style-name="Numbering_20_1">
        <text:list-item>
          <text:p text:style-name="Numbering_20_1">A quin nivell es troben els servidors?</text:p>
        </text:list-item>
      </text:list>
      <text:list xml:id="list133027143805783" text:continue-list="list133028064739675" text:style-name="Numbering_20_2">
        <text:list-item text:start-value="1">
          <text:p text:style-name="Numbering_20_2">Per sota el nivell de transport</text:p>
        </text:list-item>
        <text:list-item>
          <text:p text:style-name="Numbering_20_2">Nivell de presentació</text:p>
        </text:list-item>
        <text:list-item>
          <text:p text:style-name="Numbering_20_2">Nivell d'aplicació</text:p>
        </text:list-item>
        <text:list-item>
          <text:p text:style-name="Numbering_20_2">Entre els nivells de presentació i aplicació</text:p>
        </text:list-item>
      </text:list>
      <text:list xml:id="list133028048452659" text:continue-list="list133026985646772" text:style-name="Numbering_20_1">
        <text:list-item>
          <text:p text:style-name="Numbering_20_1">Quantes capes té el model TCP/IP?</text:p>
        </text:list-item>
      </text:list>
      <text:list xml:id="list133027176279256" text:continue-list="list133027143805783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Numbering_20_2">5</text:p>
        </text:list-item>
        <text:list-item>
          <text:p text:style-name="Numbering_20_2">El model TCP/IP no està estructurat amb capes</text:p>
        </text:list-item>
      </text:list>
      <text:list xml:id="list133028614145649" text:continue-list="list133028048452659" text:style-name="Numbering_20_1">
        <text:list-item>
          <text:p text:style-name="Numbering_20_1">Quina relació hi ha entre la capa d'aplicació del model OSI i la capa d'aplicació del model TCP/IP?</text:p>
        </text:list-item>
      </text:list>
      <text:list xml:id="list133027786214413" text:continue-list="list133027176279256" text:style-name="Numbering_20_2">
        <text:list-item text:start-value="1">
          <text:p text:style-name="Numbering_20_2">És la mateixa capa.</text:p>
        </text:list-item>
        <text:list-item>
          <text:p text:style-name="Numbering_20_2">La capa d'aplicació del model OSI engloba les capes de sessió, presentació i aplicació del model TCP/IP.</text:p>
        </text:list-item>
        <text:list-item>
          <text:p text:style-name="Numbering_20_2">La capa d'aplicació del model TCP/IP engloba les capes de sessió, presentació i aplicació del model OSI.</text:p>
        </text:list-item>
        <text:list-item>
          <text:p text:style-name="Numbering_20_2">No tenen cap relació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margin-top="0cm" fo:margin-bottom="0cm" loext:contextual-spacing="false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4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10-17T10:34:47</meta:creation-date>
    <dc:date>2020-04-27T13:30:26.405016873</dc:date>
    <meta:printed-by>Mònica Ramírez Arceda</meta:printed-by>
    <meta:print-date>2007-10-17T18:03:49</meta:print-date>
    <dc:language>ca-ES</dc:language>
    <meta:editing-cycles>44</meta:editing-cycles>
    <meta:editing-duration>PT4H32M8S</meta:editing-duration>
    <meta:document-statistic meta:table-count="0" meta:image-count="0" meta:object-count="0" meta:page-count="5" meta:paragraph-count="173" meta:word-count="1611" meta:character-count="9366" meta:non-whitespace-character-count="8098"/>
    <meta:user-defined meta:name="Info 1"/>
    <meta:user-defined meta:name="Info 2"/>
    <meta:user-defined meta:name="Info 3"/>
    <meta:user-defined meta:name="Info 4"/>
  </office:meta>
</office:document-meta>
</file>